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WWNum2"/>
    <style:style style:name="P5" style:family="paragraph" style:parent-style-name="List_20_Paragraph" style:list-style-name="WWNum1"/>
    <style:style style:name="P6" style:family="paragraph" style:parent-style-name="List_20_Paragraph">
      <style:text-properties fo:font-size="12pt" style:font-size-asian="12pt" style:font-size-complex="12pt"/>
    </style:style>
    <style:style style:name="P7" style:family="paragraph" style:parent-style-name="List_20_Paragraph" style:list-style-name="WWNum7"/>
    <style:style style:name="P8" style:family="paragraph" style:parent-style-name="List_20_Paragraph" style:list-style-name="WWNum6"/>
    <style:style style:name="P9" style:family="paragraph" style:parent-style-name="List_20_Paragraph" style:list-style-name="WWNum4"/>
    <style:style style:name="P10" style:family="paragraph" style:parent-style-name="List_20_Paragraph" style:list-style-name="WWNum9"/>
    <style:style style:name="P11" style:family="paragraph" style:parent-style-name="List_20_Paragraph">
      <style:paragraph-properties fo:margin-left="1.27cm" fo:margin-right="0cm" fo:text-indent="1.27cm" style:auto-text-indent="false"/>
    </style:style>
    <style:style style:name="P12" style:family="paragraph" style:parent-style-name="List_20_Paragraph">
      <style:paragraph-properties fo:margin-left="2.54cm" fo:margin-right="0cm" fo:text-indent="1.27cm" style:auto-text-indent="false"/>
    </style:style>
    <style:style style:name="P13" style:family="paragraph" style:parent-style-name="List_20_Paragraph">
      <style:paragraph-properties fo:margin-left="2.54cm" fo:margin-right="0cm" fo:text-indent="0cm" style:auto-text-indent="false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fo:background-color="#c0c0c0" style:font-size-asian="12pt" style:font-weight-asian="bold" style:font-size-complex="12pt"/>
    </style:style>
    <style:style style:name="T8" style:family="text">
      <style:text-properties fo:font-size="12pt" fo:background-color="#c0c0c0" style:font-size-asian="12pt" style:font-size-complex="12pt"/>
    </style:style>
    <style:style style:name="T9" style:family="text">
      <style:text-properties fo:font-size="12pt" fo:font-style="italic" style:font-size-asian="12pt" style:font-style-asian="italic" style:font-size-complex="12pt"/>
    </style:style>
    <style:style style:name="T10" style:family="text">
      <style:text-properties style:font-name="Arial" fo:font-size="10pt" style:font-size-asian="10pt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re</text:span></text:p>
      <text:list xml:id="list487980290" text:style-name="WWNum2">
        <text:list-item>
          <text:p text:style-name="P4"><text:span text:style-name="T2">View </text:span><text:span text:style-name="T5"><text:line-break/></text:span><text:span text:style-name="T3">Bootsrap - _initViewSettings()</text:span></text:p>
        </text:list-item>
      </text:list>
      <text:list xml:id="list1656476286" text:style-name="WWNum1">
        <text:list-item>
          <text:p text:style-name="P5"><text:span text:style-name="T3">$this-&gt;_view-&gt;setEncoding('UTF-8');</text:span></text:p>
        </text:list-item>
        <text:list-item>
          <text:p text:style-name="P5"><text:span text:style-name="T3">$this-&gt;_view-&gt;doctype('XHTML1_STRICT');</text:span></text:p>
        </text:list-item>
        <text:list-item>
          <text:p text:style-name="P5"><text:span text:style-name="T3"><text:s/>$this-&gt;_view-&gt;headTitle('Podcast XHTML');</text:span></text:p>
        </text:list-item>
        <text:list-item>
          <text:p text:style-name="P5"><text:span text:style-name="T3">$this-&gt;_view-&gt;headTitle()-&gt;setSeparator(' - ');</text:span></text:p>
        </text:list-item>
        <text:list-item>
          <text:p text:style-name="P5"><text:span text:style-name="T3">$this-&gt;headLink()-&gt;appendStylesheet(‘abc.css’);<text:tab/><text:tab/>// in layouts</text:span></text:p>
        </text:list-item>
      </text:list>
      <text:p text:style-name="P6"/>
      <text:list xml:id="list200481223" text:continue-list="list487980290" text:style-name="WWNum2">
        <text:list-item>
          <text:p text:style-name="P4"><text:span text:style-name="T2">Session</text:span><text:span text:style-name="T5"><text:line-break/></text:span><text:span text:style-name="T3">$this-&gt;session = new Zend_Session_Namespace('Default');</text:span></text:p>
        </text:list-item>
        <text:list-item>
          <text:p text:style-name="P4"><text:span text:style-name="T2">Registry, Ini</text:span><text:span text:style-name="T3"><text:line-break/></text:span><text:span text:style-name="T10">By storing the value in a registry, the same object is always available throughout your application.</text:span></text:p>
        </text:list-item>
      </text:list>
      <text:list xml:id="list1574217437" text:style-name="WWNum7">
        <text:list-item>
          <text:list>
            <text:list-item>
              <text:p text:style-name="P7"><text:span text:style-name="T6">Zend_Registry</text:span><text:span text:style-name="T3">::set('index', $value); <text:s text:c="2"/></text:span><text:span text:style-name="T6">Zend_Registry</text:span><text:span text:style-name="T3">::get('index');</text:span></text:p>
            </text:list-item>
            <text:list-item>
              <text:p text:style-name="P7"><text:span text:style-name="T3">$config = new </text:span><text:span text:style-name="T6">Zend_Config_Ini</text:span><text:span text:style-name="T3">('myapp.ini', 'development');</text:span></text:p>
            </text:list-item>
          </text:list>
        </text:list-item>
      </text:list>
      <text:p text:style-name="P1"><text:span text:style-name="T1">Forms</text:span></text:p>
      <text:list xml:id="list1241547707" text:style-name="WWNum6">
        <text:list-item>
          <text:p text:style-name="P8"><text:span text:style-name="T8">$this-&gt;_helper-&gt;</text:span><text:span text:style-name="T7">Redirector</text:span><text:span text:style-name="T8">-&gt;gotoUrl(‘/controller/action’)</text:span><text:span text:style-name="T3">;</text:span></text:p>
        </text:list-item>
        <text:list-item>
          <text:p text:style-name="P8"><text:span text:style-name="T3">If($this-&gt;_form-&gt;</text:span><text:span text:style-name="T8">isVaild</text:span><text:span text:style-name="T3">()){} else </text:span><text:span text:style-name="T8">$this-&gt;_form-&gt;</text:span><text:span text:style-name="T7">getMessages</text:span><text:span text:style-name="T8">()</text:span><text:span text:style-name="T3">;</text:span></text:p>
        </text:list-item>
      </text:list>
      <text:p text:style-name="P2"/>
      <text:p text:style-name="P1"><text:span text:style-name="T1">Helpers</text:span></text:p>
      <text:list xml:id="list861982840" text:style-name="WWNum4">
        <text:list-item>
          <text:p text:style-name="P9"><text:span text:style-name="T3">$this-&gt;_helper-&gt;</text:span><text:span text:style-name="T6">viewRenderer</text:span><text:span text:style-name="T3">-&gt;</text:span><text:span text:style-name="T6">setNoRender</text:span><text:span text:style-name="T3">()<text:tab/><text:tab/>// for ajax</text:span></text:p>
        </text:list-item>
        <text:list-item>
          <text:p text:style-name="P9"><text:span text:style-name="T3">$this-&gt;_helper-&gt;getHelper(‘layout’)-&gt;</text:span><text:span text:style-name="T6">disableLayout</text:span><text:span text:style-name="T3">();</text:span></text:p>
        </text:list-item>
        <text:list-item>
          <text:p text:style-name="P9"><text:span text:style-name="T5">View Helper</text:span></text:p>
          <text:list>
            <text:list-item>
              <text:p text:style-name="P9"><text:span text:style-name="T3">App/Subfolder/Subfolder/Helpername.php</text:span><text:span text:style-name="T5"><text:line-break/></text:span><text:span text:style-name="T3">Class App_Subfolder_Subfolder_</text:span><text:span text:style-name="T9">Helpername</text:span><text:span text:style-name="T3"> extends </text:span><text:soft-page-break/><text:span text:style-name="T6">Zend_View_Helper_Abstract</text:span><text:span text:style-name="T3"><text:line-break/>{<text:line-break/><text:tab/>public function helpername($arg = 7)<text:line-break/><text:tab/>{<text:line-break/><text:tab/><text:tab/>// function name in small and class name in capital<text:line-break/><text:tab/>}<text:line-break/>}</text:span></text:p>
            </text:list-item>
            <text:list-item>
              <text:p text:style-name="P9"><text:span text:style-name="T9">Bootstrap.php<text:line-break/></text:span><text:span text:style-name="T3">$view-&gt;addHelperPath(‘App/Subfolder/Subfolder’ , ‘App_Subfolder_Subfolder’)<text:line-break/><text:tab/><text:tab/><text:tab/>// path and prefix before class</text:span></text:p>
            </text:list-item>
            <text:list-item>
              <text:p text:style-name="P9"><text:span text:style-name="T3">Using view helper</text:span></text:p>
              <text:list>
                <text:list-item>
                  <text:p text:style-name="P9"><text:span text:style-name="T3">$this-&gt;helpername(5);<text:tab/>// in a view</text:span></text:p>
                </text:list-item>
                <text:list-item>
                  <text:p text:style-name="P9"><text:span text:style-name="T3">$this-&gt;view-&gt; helpername(5)<text:tab/><text:tab/>// inside a controller</text:span></text:p>
                </text:list-item>
              </text:list>
            </text:list-item>
          </text:list>
        </text:list-item>
        <text:list-item>
          <text:p text:style-name="P9"><text:span text:style-name="T5">View Partials<text:line-break/></text:span><text:span text:style-name="T3">Like view helper, but does not maintain its state across multiple invocation or templates.</text:span></text:p>
          <text:list>
            <text:list-item>
              <text:p text:style-name="P9"><text:span text:style-name="T3">$this-&gt;</text:span><text:span text:style-name="T6">partial</text:span><text:span text:style-name="T3">(‘path/to/parial’,array{</text:span></text:p>
            </text:list-item>
          </text:list>
        </text:list-item>
      </text:list>
      <text:p text:style-name="P12"><text:span text:style-name="T3">$arg_1 =&gt; val_1,</text:span></text:p>
      <text:p text:style-name="P12"><text:span text:style-name="T3">$arg_2 =&gt; val_2</text:span></text:p>
      <text:p text:style-name="P13"><text:span text:style-name="T3">})<text:tab/>// in a view</text:span></text:p>
      <text:list xml:id="list817781171" text:continue-numbering="true" text:style-name="WWNum4">
        <text:list-item>
          <text:list>
            <text:list-item>
              <text:p text:style-name="P9"><text:span text:style-name="T3">If($this-&gt;arg_1 == ‘asdfghj’)<text:tab/><text:tab/>// inside partial</text:span></text:p>
            </text:list-item>
          </text:list>
        </text:list-item>
      </text:list>
      <text:p text:style-name="P2"/>
      <text:p text:style-name="P1"><text:span text:style-name="T1">Web Services</text:span></text:p>
      <text:list xml:id="list1363488925" text:style-name="WWNum9">
        <text:list-item>
          <text:p text:style-name="P10"><text:span text:style-name="T3">$client = new Zend_Http_Client();</text:span></text:p>
        </text:list-item>
      </text:list>
      <text:p text:style-name="List_20_Paragraph"><text:span text:style-name="T3">$client-&gt;setUri('http://example.org');</text:span></text:p>
      <text:p text:style-name="List_20_Paragraph"><text:span text:style-name="T3">$client-&gt;setParameter{Get/Post}(array(</text:span></text:p>
      <text:p text:style-name="P11"><text:span text:style-name="T3">'first_name' =&gt; 'Bender',</text:span></text:p>
      <text:p text:style-name="P11"><text:span text:style-name="T3">'middle_name' =&gt; 'Bending'</text:span></text:p>
      <text:p text:style-name="P11"><text:soft-page-break/><text:span text:style-name="T3">'made_in' =&gt; 'Mexico',</text:span></text:p>
      <text:p text:style-name="List_20_Paragraph"><text:span text:style-name="T3">));</text:span></text:p>
      <text:p text:style-name="List_20_Paragraph"><text:span text:style-name="T3">$client-&gt;request('GET')-&gt;getBody();</text:span></text:p>
      <text:p text:style-name="List_20_Paragraph"><text:span text:style-name="T3">$client-&gt;setConfig(array('maxredirects' =&gt; 0,'timeout' =&gt; 30));</text:span></text:p>
      <text:list xml:id="list622418612" text:continue-numbering="true" text:style-name="WWNum9"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WenQuanYi Micro Hei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co</meta:initial-creator>
    <dc:creator>malco</dc:creator>
    <meta:editing-cycles>34</meta:editing-cycles>
    <meta:creation-date>2013-01-19T20:18:00</meta:creation-date>
    <dc:date>2013-01-29T15:14:00</dc:date>
    <meta:editing-duration>PT6M6S</meta:editing-duration>
    <meta:generator>LibreOffice/3.5$Linux_X86_64 LibreOffice_project/350m1$Build-2</meta:generator>
    <meta:document-statistic meta:table-count="0" meta:image-count="0" meta:object-count="0" meta:page-count="3" meta:paragraph-count="39" meta:word-count="190" meta:character-count="373" meta:non-whitespace-character-count="16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